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1:19:23.385056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23T13:10:02.287934855</dc:date>
    <meta:editing-duration>P55DT14H43M47S</meta:editing-duration>
    <meta:editing-cycles>59</meta:editing-cycles>
    <meta:generator>LibreOffice/24.2.5.2$Linux_X86_64 LibreOffice_project/420$Build-2</meta:generator>
    <meta:document-statistic meta:table-count="5" meta:cell-count="96" meta:object-count="0"/>
  </office:meta>
</office:document-meta>
</file>